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7e5c" officeooo:paragraph-rsid="000d7e5c"/>
    </style:style>
    <style:style style:name="P2" style:family="paragraph" style:parent-style-name="Standard">
      <style:paragraph-properties fo:text-align="start" style:justify-single-word="false"/>
      <style:text-properties fo:font-size="10pt" officeooo:rsid="000d7e5c" officeooo:paragraph-rsid="000d7e5c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officeooo:rsid="000f0b8e" officeooo:paragraph-rsid="000f0b8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officeooo:rsid="000f0b8e" officeooo:paragraph-rsid="0016c95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officeooo:rsid="000f0b8e" officeooo:paragraph-rsid="0018b1b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6c95a" officeooo:paragraph-rsid="0016c95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officeooo:rsid="000d7e5c" officeooo:paragraph-rsid="000d7e5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6c95a" officeooo:paragraph-rsid="0016c95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d7e5c" officeooo:paragraph-rsid="000d7e5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f0b8e" officeooo:paragraph-rsid="000f0b8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f0b8e" officeooo:paragraph-rsid="000f0b8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0f0b8e" officeooo:paragraph-rsid="0016c95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0f0b8e" officeooo:paragraph-rsid="001af9e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c95a" officeooo:paragraph-rsid="0016c95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c95a" officeooo:paragraph-rsid="0016c95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officeooo:rsid="000d7e5c" officeooo:paragraph-rsid="000d7e5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d7e5c" officeooo:paragraph-rsid="000d7e5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d7e5c" officeooo:paragraph-rsid="001aa09e" style:font-size-asian="12pt" style:font-weight-asian="bold" style:font-size-complex="1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2pt" fo:font-weight="bold" officeooo:rsid="000d7e5c" officeooo:paragraph-rsid="001aa09e" style:font-size-asian="12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801cm" style:auto-text-indent="false" style:page-number="auto" fo:background-color="transparent">
        <style:tab-stops>
          <style:tab-stop style:position="0.993cm"/>
        </style:tab-stops>
      </style:paragraph-properties>
      <style:text-properties fo:font-size="12pt" fo:font-weight="bold" officeooo:rsid="000d7e5c" officeooo:paragraph-rsid="000d7e5c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>
        <style:tab-stops>
          <style:tab-stop style:position="0.993cm"/>
        </style:tab-stops>
      </style:paragraph-properties>
      <style:text-properties fo:font-size="12pt" fo:font-weight="bold" officeooo:rsid="000d7e5c" officeooo:paragraph-rsid="000d7e5c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d7e5c" officeooo:paragraph-rsid="000d7e5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d7e5c" officeooo:paragraph-rsid="000d7e5c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d7e5c" officeooo:paragraph-rsid="000d7e5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.5pt" style:text-underline-style="none" officeooo:rsid="000f0b8e" officeooo:paragraph-rsid="000f0b8e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size="10.5pt" style:text-underline-style="none" officeooo:rsid="000f0b8e" officeooo:paragraph-rsid="0016c95a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c95a" officeooo:paragraph-rsid="0016c95a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.5pt" officeooo:rsid="000d7e5c" officeooo:paragraph-rsid="000d7e5c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fo:font-size="10.5pt" officeooo:rsid="000d7e5c" officeooo:paragraph-rsid="0018b1b6" style:font-size-asian="10.5pt" style:font-size-complex="10.5pt"/>
    </style:style>
    <style:style style:name="P30" style:family="paragraph" style:parent-style-name="Standard">
      <style:paragraph-properties fo:text-align="start" style:justify-single-word="false"/>
      <style:text-properties fo:font-size="10.5pt" fo:font-weight="bold" officeooo:rsid="000d7e5c" officeooo:paragraph-rsid="000d7e5c" style:font-size-asian="10.5pt" style:font-weight-asian="bold" style:font-size-complex="10.5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>
        <style:tab-stops>
          <style:tab-stop style:position="0.993cm"/>
        </style:tab-stops>
      </style:paragraph-properties>
      <style:text-properties fo:font-size="10.5pt" fo:font-weight="bold" officeooo:rsid="000d7e5c" officeooo:paragraph-rsid="000d7e5c" style:font-size-asian="10.5pt" style:font-weight-asian="bold" style:font-size-complex="10.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b1b6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8b1b6"/>
    </style:style>
    <style:style style:name="T5" style:family="text">
      <style:text-properties style:text-underline-style="solid" style:text-underline-width="auto" style:text-underline-color="font-color" fo:font-weight="normal" officeooo:rsid="001c4cce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officeooo:rsid="000f0b8e"/>
    </style:style>
    <style:style style:name="T8" style:family="text">
      <style:text-properties officeooo:rsid="001101eb"/>
    </style:style>
    <style:style style:name="T9" style:family="text">
      <style:text-properties officeooo:rsid="00110d82"/>
    </style:style>
    <style:style style:name="T10" style:family="text">
      <style:text-properties officeooo:rsid="001257c3"/>
    </style:style>
    <style:style style:name="T11" style:family="text">
      <style:text-properties officeooo:rsid="0013dabe"/>
    </style:style>
    <style:style style:name="T12" style:family="text">
      <style:text-properties officeooo:rsid="00141685"/>
    </style:style>
    <style:style style:name="T13" style:family="text">
      <style:text-properties officeooo:rsid="0016c95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18b1b6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01101eb" style:font-size-asian="10.5pt" style:font-size-complex="10.5pt"/>
    </style:style>
    <style:style style:name="T18" style:family="text">
      <style:text-properties fo:font-size="10.5pt" officeooo:rsid="00110d82" style:font-size-asian="10.5pt" style:font-size-complex="10.5pt"/>
    </style:style>
    <style:style style:name="T19" style:family="text">
      <style:text-properties fo:font-size="10.5pt" officeooo:rsid="0013dabe" style:font-size-asian="10.5pt" style:font-size-complex="10.5pt"/>
    </style:style>
    <style:style style:name="T20" style:family="text">
      <style:text-properties fo:font-size="10.5pt" officeooo:rsid="00141685" style:font-size-asian="10.5pt" style:font-size-complex="10.5pt"/>
    </style:style>
    <style:style style:name="T21" style:family="text">
      <style:text-properties fo:font-size="10.5pt" fo:font-weight="normal" officeooo:rsid="001aa09e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1af9e3" style:font-size-asian="10.5pt" style:font-weight-asian="normal" style:font-size-complex="10.5pt" style:font-weight-complex="normal"/>
    </style:style>
    <style:style style:name="T23" style:family="text">
      <style:text-properties officeooo:rsid="001aa09e"/>
    </style:style>
    <style:style style:name="T24" style:family="text">
      <style:text-properties fo:font-weight="normal" officeooo:rsid="001aa09e" style:font-weight-asian="normal" style:font-weight-complex="normal"/>
    </style:style>
    <style:style style:name="T25" style:family="text">
      <style:text-properties fo:font-weight="normal" officeooo:rsid="001af9e3" style:font-weight-asian="normal" style:font-weight-complex="normal"/>
    </style:style>
    <style:style style:name="T26" style:family="text">
      <style:text-properties fo:font-weight="normal" officeooo:rsid="001c17c5" style:font-weight-asian="normal" style:font-weight-complex="normal"/>
    </style:style>
    <style:style style:name="T27" style:family="text">
      <style:text-properties fo:font-weight="normal" officeooo:rsid="001c4cce" style:font-weight-asian="normal" style:font-weight-complex="normal"/>
    </style:style>
    <style:style style:name="T28" style:family="text">
      <style:text-properties officeooo:rsid="001c1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AHIER DES CHARGES <text:span text:style-name="T13">=&gt; Nom de l’appli =&gt; PizzaYolo</text:span></text:p>
      <text:p text:style-name="P1"/>
      <text:p text:style-name="P23"><text:span text:style-name="T4">I </text:span><text:span text:style-name="T1">:Intro :</text:span><text:span text:style-name="T6"> </text:span>Objectif du site ou de l’application : </text:p>
      <text:p text:style-name="P28"/>
      <text:p text:style-name="P28"><text:tab/>1 : présentation de la pizzeria</text:p>
      <text:p text:style-name="P28"/>
      <text:p text:style-name="P28"><text:tab/>2 : Présentation des différentes pizzas ( menu, carte )</text:p>
      <text:p text:style-name="P28"/>
      <text:p text:style-name="P28"><text:tab/>3 : Possibilité de commander sur le site</text:p>
      <text:p text:style-name="P28"/>
      <text:p text:style-name="P28"><text:tab/>4 : Espace client pour concevoir sa propre pizza</text:p>
      <text:p text:style-name="P28"/>
      <text:p text:style-name="P28"><text:tab/>5 : Menu admin pour voir les commandes</text:p>
      <text:p text:style-name="P7"><text:span text:style-name="T2"/></text:p>
      <text:p text:style-name="P7"><text:span text:style-name="T3">II </text:span><text:span text:style-name="T2">:Fonctionnalités du site :</text:span></text:p>
      <text:p text:style-name="P9"><text:tab/></text:p>
      <text:p text:style-name="P9"><text:span text:style-name="T7"><text:s text:c="4"/>1 - Page d’accueil : ( landing page )</text:span></text:p>
      <text:p text:style-name="P9"/>
      <text:p text:style-name="P3"><text:tab/><text:span text:style-name="T16">Une page d’accueil attrayante avec des images et les promos en cours</text:span></text:p>
      <text:p text:style-name="P25"/>
      <text:p text:style-name="P25"><text:tab/>Intégration de boutons d’appel à l’action ( call to action ) ( taux de rebond ), <text:span text:style-name="T8">pour rediriger vers une <text:tab/>inscription, des promos , les menus en ligne</text:span></text:p>
      <text:p text:style-name="P10"><text:tab/></text:p>
      <text:p text:style-name="P10"><text:span text:style-name="T8"><text:s text:c="4"/>2 - Page de menu en ligne :</text:span></text:p>
      <text:p text:style-name="P10"><text:tab/></text:p>
      <text:p text:style-name="P3"><text:tab/><text:span text:style-name="T17">Un détail de toutes les pizzas avec les ingrédients ( penser à indiquer les allergènes ), des images et <text:tab/>descriptions </text:span></text:p>
      <text:p text:style-name="P25"/>
      <text:p text:style-name="P25"><text:tab/><text:span text:style-name="T9">Un système intuitif pour personnaliser sa propre pizza</text:span></text:p>
      <text:p text:style-name="P25"/>
      <text:p text:style-name="P11"><text:s text:c="4"/><text:span text:style-name="T9">3 - Page d’inscription / authentification</text:span></text:p>
      <text:p text:style-name="P3"><text:tab/></text:p>
      <text:p text:style-name="P3"><text:tab/><text:span text:style-name="T18">inscription : s’inscrire avec des informations de base et recevoir une confirmation par email</text:span></text:p>
      <text:p text:style-name="P25"/>
      <text:p text:style-name="P25"><text:tab/><text:tab/>- <text:span text:style-name="T9">si livraison ( nom, prenom, email, password, adresse postale, telephone )</text:span></text:p>
      <text:p text:style-name="P25"><text:tab/><text:tab/>- <text:span text:style-name="T9">si pas de livraison ( email, password, telephone)</text:span></text:p>
      <text:p text:style-name="P25"><text:tab/><text:tab/>- <text:span text:style-name="T9">intégrer inscriptions avec Facebook, Apple, Google</text:span></text:p>
      <text:p text:style-name="P25"/>
      <text:p text:style-name="P25"><text:tab/><text:span text:style-name="T9">connexion : se connecter avec ses identifiants (email/password) ou avec Facebook, Apple, Google</text:span></text:p>
      <text:p text:style-name="P25"/>
      <text:p text:style-name="P11"><text:s text:c="4"/><text:span text:style-name="T10">4 - Système de commande en ligne :</text:span></text:p>
      <text:p text:style-name="P3"><text:tab/></text:p>
      <text:p text:style-name="P25"><text:tab/><text:span text:style-name="T10">Mise en place d’un panier avec la possibilité d’ajouter, de modifier les quantités et de supprimer des <text:tab/>produits</text:span></text:p>
      <text:p text:style-name="P25"><text:tab/><text:span text:style-name="T10">Pouvoir valider le panier et procéder au paiement </text:span></text:p>
      <text:p text:style-name="P3"/>
      <text:p text:style-name="P11"><text:s text:c="4"/><text:span text:style-name="T10">5 - Système de paiement :</text:span></text:p>
      <text:p text:style-name="P11"/>
      <text:p text:style-name="P3"><text:tab/><text:span text:style-name="T19">Mettre en place le système de paiement CB ( on utilisera Stripe ) </text:span></text:p>
      <text:p text:style-name="P25"><text:tab/><text:span text:style-name="T11">Mettre en place le paiement avec Apple, Google et Paypal</text:span></text:p>
      <text:p text:style-name="P11"/>
      <text:p text:style-name="P11"><text:s text:c="4"/><text:span text:style-name="T12">6 - Système de personnalisation de pizza sur mesure</text:span></text:p>
      <text:p text:style-name="P11"/>
      <text:p text:style-name="P5"><text:tab/><text:span text:style-name="T20">Page avec la liste de tous les ingrédients et le client choisit les ingrédients qu’il souhaite </text:span></text:p>
      <text:p text:style-name="P5"><text:span text:style-name="T20"><text:tab/>( limite de 8 ingrédients )</text:span></text:p>
      <text:p text:style-name="P11"/>
      <text:p text:style-name="P13"><text:span text:style-name="T13"><text:s text:c="4"/></text:span></text:p>
      <text:p text:style-name="P13"><text:soft-page-break/><text:span text:style-name="T13"><text:s text:c="4"/>7 - Page compte utilisateur </text:span></text:p>
      <text:p text:style-name="P4"><text:tab/> </text:p>
      <text:p text:style-name="P26"><text:tab/><text:span text:style-name="T13">permet de modifier ses données ( email, mdp, telephone …)</text:span></text:p>
      <text:p text:style-name="P12"/>
      <text:p text:style-name="P14"/>
      <text:p text:style-name="P8"><text:span text:style-name="T15">III </text:span>: Conception et apparences</text:p>
      <text:p text:style-name="P14"/>
      <text:p text:style-name="P6"><text:span text:style-name="T14"><text:s text:c="4"/>1 - Thème visuel :</text:span></text:p>
      <text:p text:style-name="P6"/>
      <text:p text:style-name="P27"><text:tab/>utilisation de couleurs attrayantes associé à la cuisine italienne</text:p>
      <text:p text:style-name="P27"><text:s/><text:tab/>Interface Utilisateur responsive pour être utilisé sur n’importe quel support ( ordinateur , tablette, mobile )</text:p>
      <text:p text:style-name="P6"/>
      <text:p text:style-name="P6"/>
      <text:p text:style-name="P6"><text:span text:style-name="T14"><text:s text:c="4"/>2 – Logo :</text:span></text:p>
      <text:p text:style-name="P6"><text:tab/> </text:p>
      <text:p text:style-name="P27"><text:tab/>Représente l’identité du site et devra figurer sur toutes les pages</text:p>
      <text:p text:style-name="P6"/>
      <text:p text:style-name="P6"/>
      <text:p text:style-name="P15"><text:s text:c="4"/>3 – Expérience utilisateur : </text:p>
      <text:p text:style-name="P6"><text:tab/></text:p>
      <text:p text:style-name="P27"><text:tab/>Le site devra être simple d’utilisation et intuitif</text:p>
      <text:p text:style-name="P2"/>
      <text:p text:style-name="P2"><text:tab/></text:p>
      <text:p text:style-name="P16"><text:span text:style-name="T15"><text:s text:c="4"/>4 – Exigences techniques : </text:span></text:p>
      <text:p text:style-name="P16"><text:tab/></text:p>
      <text:p text:style-name="P28"><text:tab/><text:tab/><text:span text:style-name="T15">1 – Langages de développements :</text:span></text:p>
      <text:p text:style-name="P28"/>
      <text:p text:style-name="P28"><text:tab/><text:tab/><text:tab/>- <text:span text:style-name="T15">Utilisation de HTML / CSS et Javascript pour l’applicatif</text:span></text:p>
      <text:p text:style-name="P28"><text:tab/><text:tab/><text:tab/>- <text:span text:style-name="T15">Utilisation de PHP pour le backend</text:span></text:p>
      <text:p text:style-name="P29"><text:tab/><text:tab/></text:p>
      <text:p text:style-name="P29"><text:span text:style-name="T15"><text:tab/><text:tab/>2 – Hébergement : </text:span></text:p>
      <text:p text:style-name="P29"/>
      <text:p text:style-name="P29"><text:span text:style-name="T15"><text:tab/><text:tab/><text:tab/>Choix d’un service d’hébergement fiable, capable de gérer le trafic et assurant une <text:tab/><text:tab/><text:tab/><text:tab/>disponibilité élevé.</text:span></text:p>
      <text:p text:style-name="P29"/>
      <text:p text:style-name="P28"><text:tab/><text:tab/><text:tab/><text:span text:style-name="T15">( OVH , AWS (amazon), IONOS )</text:span></text:p>
      <text:p text:style-name="P28"/>
      <text:p text:style-name="P28"><text:tab/><text:tab/><text:span text:style-name="T15">3 – Sécurité :</text:span></text:p>
      <text:p text:style-name="P28"><text:tab/><text:tab/></text:p>
      <text:p text:style-name="P28"><text:tab/><text:tab/><text:tab/><text:span text:style-name="T15">Mise en place de protocole SSH pour accéder au serveur</text:span></text:p>
      <text:p text:style-name="P28"><text:tab/><text:tab/><text:tab/><text:span text:style-name="T15">Protection contre les attaques potentielles y compris les injections SQL et les attaques de <text:tab/><text:tab/><text:tab/>BRUTE FORCE</text:span></text:p>
      <text:p text:style-name="P28"/>
      <text:p text:style-name="P22"><text:s text:c="4"/><text:span text:style-name="T23">5 – Gestion du contenu : </text:span></text:p>
      <text:p text:style-name="P17"><text:tab/></text:p>
      <text:p text:style-name="P30"><text:tab/><text:span text:style-name="T24">1 – Système de gestion de contenu ( CMS ) :</text:span></text:p>
      <text:p text:style-name="P30"><text:span text:style-name="T24"><text:tab/><text:tab/>en entreprise on dit BO</text:span></text:p>
      <text:p text:style-name="P30"><text:span text:style-name="T24"/></text:p>
      <text:p text:style-name="P30"><text:span text:style-name="T24"><text:tab/> <text:s text:c="5"/>L’administrateur devra avoir un back office pour pouvoir accéder au contenu du site ( modification du <text:tab/> <text:s text:c="5"/>menu, mises a jour des pizzas,…) </text:span></text:p>
      <text:p text:style-name="P30"><text:span text:style-name="T24"/></text:p>
      <text:p text:style-name="P30"><text:span text:style-name="T24"><text:tab/> <text:s text:c="5"/>L’administrateur puisse voir en temps réel les commandes effectuées sur son site.</text:span></text:p>
      <text:p text:style-name="P30"><text:span text:style-name="T24"><text:tab/></text:span></text:p>
      <text:p text:style-name="P30"><text:span text:style-name="T24"><text:tab/> <text:s text:c="5"/>L’administrateur doit pouvoir créer des offres promotionnelles sur son site.</text:span></text:p>
      <text:p text:style-name="P30"><text:span text:style-name="T24"><text:tab/><text:tab/></text:span></text:p>
      <text:p text:style-name="P18"><text:span text:style-name="T24"><text:s text:c="4"/></text:span></text:p>
      <text:p text:style-name="P18"><text:span text:style-name="T24"/></text:p>
      <text:p text:style-name="P18"><text:span text:style-name="T24"/></text:p>
      <text:p text:style-name="P19"><text:soft-page-break/><text:span text:style-name="T24"><text:s text:c="4"/>6 – Test et validations :</text:span></text:p>
      <text:p text:style-name="P17"><text:span text:style-name="T24"><text:tab/></text:span></text:p>
      <text:p text:style-name="P17"><text:span text:style-name="T24"><text:tab/></text:span><text:span text:style-name="T21">1 – Test de compatibilités : </text:span></text:p>
      <text:p text:style-name="P17"><text:span text:style-name="T21"><text:tab/></text:span></text:p>
      <text:p text:style-name="P17"><text:span text:style-name="T21"><text:tab/><text:tab/>Test sur les différents navigateur populaires ( Chrome, Firefox, Safari, Edge, Opéra, … )</text:span></text:p>
      <text:p text:style-name="P17"><text:span text:style-name="T21"><text:tab/><text:tab/></text:span><text:span text:style-name="T22">Test sur différents modèles d’appareil ( mobile, tablettes, … )</text:span></text:p>
      <text:p text:style-name="P17"><text:span text:style-name="T22"/></text:p>
      <text:p text:style-name="P17"><text:span text:style-name="T22"><text:tab/>2 – Validation des formulaires : </text:span></text:p>
      <text:p text:style-name="P17"><text:span text:style-name="T22"><text:tab/></text:span></text:p>
      <text:p text:style-name="P17"><text:span text:style-name="T22"><text:tab/><text:tab/>Tests pour assurer la fonctionnalité correcte du système de commande en mettant l’accent sur la <text:tab/><text:tab/>sécurité <text:tab/>et l’exactitude des données ( validation email, mdp, … )</text:span></text:p>
      <text:p text:style-name="P17"><text:span text:style-name="T22"><text:tab/></text:span></text:p>
      <text:p text:style-name="P20"><text:span text:style-name="T25">7 – Livrable attendu :</text:span></text:p>
      <text:p text:style-name="P21"><text:span text:style-name="T25"><text:tab/></text:span></text:p>
      <text:p text:style-name="P31"><text:span text:style-name="T25"><text:tab/><text:tab/></text:span><text:span text:style-name="T5">Définir un délais de livraison</text:span></text:p>
      <text:p text:style-name="P30"><text:span text:style-name="T24"><text:tab/></text:span></text:p>
      <text:p text:style-name="P30"><text:span text:style-name="T24"><text:tab/></text:span><text:span text:style-name="T28">S’assurer que le site fonctionne entièrement, validation avec le client et formation sur le backoffice</text:span></text:p>
      <text:p text:style-name="P30"><text:span text:style-name="T24"><text:tab/></text:span></text:p>
      <text:p text:style-name="P30"><text:span text:style-name="T24"><text:tab/></text:span><text:span text:style-name="T26">Fourniture du code source complet au client, des fichiers nécessaires et des instructions pour la <text:tab/>maintenance future du s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8:59:58.381666648</meta:creation-date>
    <meta:generator>LibreOffice/7.3.7.2$Linux_X86_64 LibreOffice_project/30$Build-2</meta:generator>
    <dc:date>2023-11-27T12:10:43.888803847</dc:date>
    <meta:editing-duration>PT13M58S</meta:editing-duration>
    <meta:editing-cycles>1</meta:editing-cycles>
    <meta:document-statistic meta:table-count="0" meta:image-count="0" meta:object-count="0" meta:page-count="3" meta:paragraph-count="89" meta:word-count="633" meta:character-count="3916" meta:non-whitespace-character-count="3126"/>
  </office:meta>
</office:document-meta>
</file>